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96.75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142.24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50.18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#publishers</text:p>
          </table:table-cell>
          <table:table-cell office:value-type="string" calcext:value-type="string">
            <text:p>publisher description</text:p>
          </table:table-cell>
          <table:table-cell office:value-type="string" calcext:value-type="string">
            <text:p>#subscribers</text:p>
          </table:table-cell>
          <table:table-cell office:value-type="string" calcext:value-type="string">
            <text:p>subscribers description</text:p>
          </table:table-cell>
          <table:table-cell office:value-type="string" calcext:value-type="string">
            <text:p>topic load (B)</text:p>
          </table:table-cell>
          <table:table-cell office:value-type="string" calcext:value-type="string">
            <text:p>topic load after duplication (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printers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p16 app12 app20 app11 app16 app14 app17 app15 app13 app4 app2 app5</text:p>
          </table:table-cell>
          <table:table-cell office:value-type="float" office:value="624394.2" calcext:value-type="float">
            <text:p>624394.2</text:p>
          </table:table-cell>
          <table:table-cell table:formula="of:=[.F2]*[.D2]" office:value-type="float" office:value="7492730.4" calcext:value-type="float">
            <text:p>749273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man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(5 sensors x 4 floo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p5 app6 app2 app32 app7 app4 app3 app9 app8 app10 app3 app1 app32 app24 app30</text:p>
          </table:table-cell>
          <table:table-cell office:value-type="float" office:value="3324693.6" calcext:value-type="float">
            <text:p>3324693.6</text:p>
          </table:table-cell>
          <table:table-cell table:formula="of:=[.F3]*[.D3]" office:value-type="float" office:value="49870404" calcext:value-type="float">
            <text:p>49870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pancy managem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12 motion sensors + 4 netatmo cameras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p44 app48 app50 app42 app43 app19 app12 app17 app34 app21 app8 app5</text:p>
          </table:table-cell>
          <table:table-cell office:value-type="float" office:value="280313.84" calcext:value-type="float">
            <text:p>280313.84</text:p>
          </table:table-cell>
          <table:table-cell table:formula="of:=[.F4]*[.D4]" office:value-type="float" office:value="3363766.08" calcext:value-type="float">
            <text:p>336376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surveilla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3*each camera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p37 app38 app46 app49 app39 app26 app35 app7 app4 app10 app36 app50</text:p>
          </table:table-cell>
          <table:table-cell office:value-type="float" office:value="14310092.37" calcext:value-type="float">
            <text:p>14310092.37</text:p>
          </table:table-cell>
          <table:table-cell table:formula="of:=[.F5]*[.D5]" office:value-type="float" office:value="171721108.44" calcext:value-type="float">
            <text:p>171721108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 detectio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pp29 app31 app22 app23 app33 app30 app25 app1 app7 app10</text:p>
          </table:table-cell>
          <table:table-cell office:value-type="float" office:value="191693" calcext:value-type="float">
            <text:p>191693</text:p>
          </table:table-cell>
          <table:table-cell table:formula="of:=[.F6]*[.D6]" office:value-type="float" office:value="1916930" calcext:value-type="float">
            <text:p>1916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40 motion sensors + 10 dropcam cameras)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app36 app45 app47 app41 app40 app21 app24 app2, app6</text:p>
          </table:table-cell>
          <table:table-cell office:value-type="float" office:value="47583046.2" calcext:value-type="float">
            <text:p>47583046.2</text:p>
          </table:table-cell>
          <table:table-cell table:formula="of:=[.F7]*[.D7]" office:value-type="float" office:value="428247415.8" calcext:value-type="float">
            <text:p>42824741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echo managem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pp32 app27 app30 app21 app7 app10 app8 app5 app19 app14</text:p>
          </table:table-cell>
          <table:table-cell office:value-type="float" office:value="105869.28" calcext:value-type="float">
            <text:p>105869.28</text:p>
          </table:table-cell>
          <table:table-cell table:formula="of:=[.F8]*[.D8]" office:value-type="float" office:value="1058692.8" calcext:value-type="float">
            <text:p>105869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things managemen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pp28 app34 app11 app14 app9 app3 app1 app8 app21 app35</text:p>
          </table:table-cell>
          <table:table-cell office:value-type="float" office:value="205264.41" calcext:value-type="float">
            <text:p>205264.41</text:p>
          </table:table-cell>
          <table:table-cell table:formula="of:=[.F9]*[.D9]" office:value-type="float" office:value="2052644.1" calcext:value-type="float">
            <text:p>205264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ing management syste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(200 sensors + 25 controllers + 25 speakers + 25 cameras)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pp19 app12 app17 app2 app8 app1 app30 app27 app10 app9</text:p>
          </table:table-cell>
          <table:table-cell office:value-type="float" office:value="16091324.56" calcext:value-type="float">
            <text:p>16091324.56</text:p>
          </table:table-cell>
          <table:table-cell table:formula="of:=[.F10]*[.D10]" office:value-type="float" office:value="160913245.6" calcext:value-type="float">
            <text:p>160913245.6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6"/>
          <table:table-cell table:formula="of:=SUM([.G2:.G10])" office:value-type="float" office:value="826636937.22" calcext:value-type="float">
            <text:p>826636937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/>
          <table:table-cell table:formula="of:=SUM([.D2:.D10])" office:value-type="float" office:value="100" calcext:value-type="float">
            <text:p>100</text:p>
          </table:table-cell>
          <table:table-cell table:number-columns-repeated="2"/>
          <table:table-cell table:formula="of:=[.G15]/1048576" office:value-type="float" office:value="788.34241601944" calcext:value-type="float">
            <text:p>788.342416019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04T17:38:26.219391958</dc:date>
    <meta:editing-duration>PT3M24S</meta:editing-duration>
    <meta:editing-cycles>1</meta:editing-cycles>
    <meta:document-statistic meta:table-count="1" meta:cell-count="71" meta:object-count="0"/>
    <meta:generator>LibreOffice/5.2.7.2$Linux_X86_64 LibreOffice_project/20m0$Build-2</meta:generator>
  </office:meta>
</office:document-meta>
</file>